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25-10-16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25-10-06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25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25-04-30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25-01-1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24-10-03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24-06-2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24-03-2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24-01-1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23-10-12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23-07-10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23-04-04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23-01-19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22-10-17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22-04-1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21-10-13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21-04-1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20-10-14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20-04-0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20-01-1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19-10-03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768" calcext:value-type="float">
            <text:p>24.0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19-06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19-04-24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19-01-0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18-10-18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18-07-11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18-04-2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18-01-11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17-10-23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17-07-12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17-04-05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17-01-03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16-10-20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16-08-02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16-04-21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16-01-19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15-10-14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15-07-29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15-04-29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15-02-11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14-10-07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14-06-10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14-01-29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13-10-22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13-09-10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13-03-2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12-10-2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12-06-13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12-02-28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12-01-25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11-10-04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11-09-20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11-05-24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11-02-08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10-10-06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10-06-16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10-04-07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10-03-02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09-12-01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09-10-07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09-06-03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09-02-04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08-10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08-08-20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08-05-29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08-01-3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07-10-0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07-05-23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07-02-22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06-10-03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06-08-24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06-06-2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06-03-21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05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0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0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04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0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04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04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03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0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0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02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02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0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0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01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01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01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0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00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0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00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200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9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9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9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8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8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8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7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7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7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6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6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6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5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5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5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5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4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4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4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4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3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3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3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3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2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2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2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2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1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1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1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1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1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1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0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0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0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0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90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9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9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9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9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9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8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8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8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8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8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7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7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7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7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6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6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6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6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5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5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5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5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5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4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4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4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4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4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4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4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4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3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3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3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3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3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3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2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2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2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2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1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1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1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1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1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1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1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1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0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0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0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0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80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9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9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9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9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9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9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8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8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8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8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8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8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7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7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7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7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7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7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6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6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6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6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6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6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6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6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6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5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5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5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5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5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5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5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5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5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4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4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4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656" calcext:value-type="float">
            <text:p>24.2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4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4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4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4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4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4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4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4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4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4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4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768" calcext:value-type="float">
            <text:p>24.0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4856" calcext:value-type="float">
            <text:p>24.3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656" calcext:value-type="float">
            <text:p>24.2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3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2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2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2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2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2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768" calcext:value-type="float">
            <text:p>24.0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2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2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2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2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2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2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2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2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2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2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2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2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516080411501</text:p>
          </table:table-cell>
          <table:table-cell office:value-type="string" calcext:value-type="string">
            <text:p>25E <text:s/>2 SOW 059</text:p>
          </table:table-cell>
          <table:table-cell office:value-type="string" calcext:value-type="string">
            <text:p>197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74" meta:object-count="0"/>
    <meta:user-defined meta:name="AppVersion">3.0</meta:user-defined>
  </office:meta>
</office:document-meta>
</file>